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 officeooo:rsid="00145e27" officeooo:paragraph-rsid="00145e27"/>
    </style:style>
    <style:style style:name="P3" style:family="paragraph" style:parent-style-name="Text_20_body">
      <style:text-properties fo:language="en" fo:country="US" officeooo:rsid="0016fa07" officeooo:paragraph-rsid="0016fa07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officeooo:rsid="0010abea"/>
    </style:style>
    <style:style style:name="T2" style:family="text">
      <style:text-properties officeooo:rsid="0012d904"/>
    </style:style>
    <style:style style:name="T3" style:family="text">
      <style:text-properties style:font-name="Noto Sans Mono Med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1551bc"/>
    </style:style>
    <style:style style:name="T6" style:family="text">
      <style:text-properties officeooo:rsid="0016fa07"/>
    </style:style>
    <style:style style:name="T7" style:family="text">
      <style:text-properties officeooo:rsid="0018cdc3"/>
    </style:style>
    <style:style style:name="T8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 Fanti</text:span> 235808</text:p>
      <text:h text:style-name="P4" text:outline-level="3">Lab <text:span text:style-name="T2">3</text:span> exercise <text:span text:style-name="T2">2</text:span></text:h>
      <text:p text:style-name="P2">This program works very similarly to the one <text:span text:style-name="T7">of </text:span>exercise 1, with the exception that each process writes its PID inside an array.</text:p>
      <text:p text:style-name="P2">Since with the <text:span text:style-name="T8">fork()</text:span> memory is duplicated, each process has its own copy of the stack until that point.</text:p>
      <text:p text:style-name="P2">It is therefore sufficient that each parent process pushes its PID in the stack before performing <text:span text:style-name="T6">the </text:span><text:span text:style-name="T8">fork()</text:span><text:span text:style-name="T4"> </text:span><text:span text:style-name="T5">and the children will have that value still inside the array.</text:span></text:p>
      <text:p text:style-name="P3"><text:span text:style-name="T5">A</text:span><text:span text:style-name="T4">t the end of the execution each leaf process will have all the data needed to print the PIDs of its ancesto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28T21:42:37.472413896</dc:date>
    <meta:editing-duration>PT10M30S</meta:editing-duration>
    <meta:editing-cycles>8</meta:editing-cycles>
    <meta:generator>LibreOffice/6.1.2.1$Linux_X86_64 LibreOffice_project/10$Build-1</meta:generator>
    <meta:document-statistic meta:table-count="0" meta:image-count="0" meta:object-count="0" meta:page-count="1" meta:paragraph-count="6" meta:word-count="100" meta:character-count="548" meta:non-whitespace-character-count="454"/>
  </office:meta>
</office:document-meta>
</file>